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82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3a77b"/>
    </style:style>
    <style:style style:name="P4" style:family="paragraph" style:parent-style-name="Standard" style:list-style-name="L1">
      <style:text-properties officeooo:paragraph-rsid="00156a5f"/>
    </style:style>
    <style:style style:name="P5" style:family="paragraph" style:parent-style-name="Standard" style:list-style-name="L1">
      <style:text-properties officeooo:paragraph-rsid="00192828"/>
    </style:style>
    <style:style style:name="P6" style:family="paragraph" style:parent-style-name="Standard" style:list-style-name="L1">
      <style:text-properties officeooo:paragraph-rsid="001a8a91"/>
    </style:style>
    <style:style style:name="P7" style:family="paragraph" style:parent-style-name="Standard" style:list-style-name="L1">
      <style:text-properties officeooo:paragraph-rsid="001e253f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f7e30"/>
    </style:style>
    <style:style style:name="T1" style:family="text">
      <style:text-properties officeooo:rsid="00156a5f"/>
    </style:style>
    <style:style style:name="T2" style:family="text">
      <style:text-properties fo:color="#95a000"/>
    </style:style>
    <style:style style:name="T3" style:family="text">
      <style:text-properties fo:color="#95a000" style:font-name="Liberation Serif"/>
    </style:style>
    <style:style style:name="T4" style:family="text">
      <style:text-properties fo:color="#000000" style:font-name="Liberation Serif"/>
    </style:style>
    <style:style style:name="T5" style:family="text">
      <style:text-properties fo:color="#000000" style:font-name="Liberation Serif" officeooo:rsid="001f7e30"/>
    </style:style>
    <style:style style:name="T6" style:family="text">
      <style:text-properties officeooo:rsid="001f7e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44467853" text:style-name="L1">
        <text:list-item>
          <text:p text:style-name="P8">查看bag指定话题的frame_id:<text:span text:style-name="T2"> </text:span><text:span text:style-name="T4">rostopic echo /topic | grep frame_id</text:span></text:p>
        </text:list-item>
        <text:list-item>
          <text:p text:style-name="P9"><text:span text:style-name="T4">查看bag指定话题的</text:span><text:span text:style-name="T5">time_stamp</text:span><text:span text:style-name="T4">:</text:span><text:span text:style-name="T3"> </text:span><text:span text:style-name="T4">rostopic echo /topic | grep </text:span><text:span text:style-name="T5">secs</text:span></text:p>
          <text:p text:style-name="P7"><text:s text:c="2"/></text:p>
          <text:p text:style-name="P5"/>
          <text:p text:style-name="P6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1-08T15:59:38.363755883</dc:date>
    <meta:editing-duration>PT46M3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2" meta:character-count="116" meta:non-whitespace-character-count="102"/>
  </office:meta>
</office:document-meta>
</file>